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>
        <style:tab-stops/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Documentação de caso de us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6:00Z</meta:creation-date>
    <dc:date>2015-11-17T23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27" meta:row-count="1" meta:non-whitespace-character-count="24"/>
  </office:meta>
</office:document-meta>
</file>